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9pt" officeooo:rsid="0008d864" officeooo:paragraph-rsid="00063a04" style:font-size-asian="19pt" style:font-size-complex="19pt"/>
    </style:style>
    <style:style style:name="P2" style:family="paragraph" style:parent-style-name="Standard">
      <style:paragraph-properties fo:text-align="center" style:justify-single-word="false"/>
      <style:text-properties fo:font-size="19pt" fo:font-weight="bold" officeooo:rsid="000859f2" officeooo:paragraph-rsid="000859f2" style:font-size-asian="19pt" style:font-weight-asian="bold" style:font-size-complex="19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3pt" officeooo:rsid="0008d864" officeooo:paragraph-rsid="00063a04" fo:background-color="transparent" style:font-size-asian="13pt" style:font-size-complex="13pt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3pt" fo:font-weight="bold" officeooo:rsid="004e9c28" officeooo:paragraph-rsid="00063a04" fo:background-color="#ffff00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3pt" fo:font-weight="bold" officeooo:rsid="0044024d" officeooo:paragraph-rsid="00063a04" fo:background-color="transparent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3pt" fo:font-weight="bold" officeooo:rsid="000bc0be" officeooo:paragraph-rsid="00063a04" fo:background-color="transparent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3pt" fo:font-weight="bold" officeooo:rsid="000fcd8a" officeooo:paragraph-rsid="00063a04" fo:background-color="transparent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3pt" fo:font-weight="bold" officeooo:rsid="0008d864" officeooo:paragraph-rsid="00063a04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3pt" fo:font-weight="bold" officeooo:rsid="000bc0be" officeooo:paragraph-rsid="00063a04" style:font-size-asian="13pt" style:font-weight-asian="bold" style:font-size-complex="13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3pt" fo:font-weight="bold" officeooo:rsid="000bc0be" officeooo:paragraph-rsid="0013cd1c" style:font-size-asian="13pt" style:font-weight-asian="bold" style:font-size-complex="13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3pt" fo:font-weight="bold" officeooo:rsid="001700c0" officeooo:paragraph-rsid="00063a04" style:font-size-asian="13pt" style:font-weight-asian="bold" style:font-size-complex="13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3pt" fo:font-weight="bold" officeooo:rsid="001700c0" officeooo:paragraph-rsid="00063a04" fo:background-color="#ffffff" style:font-size-asian="13pt" style:font-weight-asian="bold" style:font-size-complex="13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3pt" fo:font-weight="bold" officeooo:rsid="000bc0be" officeooo:paragraph-rsid="00063a04" fo:background-color="#ffffff" style:font-size-asian="13pt" style:font-weight-asian="bold" style:font-size-complex="13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3pt" fo:font-weight="bold" officeooo:rsid="002f1471" officeooo:paragraph-rsid="00063a04" fo:background-color="#ffffff" style:font-size-asian="13pt" style:font-weight-asian="bold" style:font-size-complex="13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3pt" fo:font-weight="normal" officeooo:rsid="0044024d" officeooo:paragraph-rsid="00063a04" style:font-size-asian="13pt" style:font-weight-asian="normal" style:font-size-complex="13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3pt" fo:font-weight="normal" officeooo:rsid="002b232a" officeooo:paragraph-rsid="00063a04" fo:background-color="transparent" style:font-size-asian="13pt" style:font-weight-asian="normal" style:font-size-complex="13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3pt" fo:font-weight="normal" officeooo:rsid="0069cbd9" officeooo:paragraph-rsid="00063a04" fo:background-color="transparent" style:font-size-asian="13pt" style:font-weight-asian="normal" style:font-size-complex="13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3pt" officeooo:rsid="0008d864" officeooo:paragraph-rsid="00063a04" style:font-size-asian="13pt" style:font-size-complex="13pt"/>
    </style:style>
    <style:style style:name="P19" style:family="paragraph" style:parent-style-name="Standard">
      <style:text-properties style:font-name="Liberation Serif" fo:font-size="13pt" officeooo:rsid="002a295b" officeooo:paragraph-rsid="00063a04" fo:background-color="#ffffff" style:font-size-asian="13pt" style:font-size-complex="13pt"/>
    </style:style>
    <style:style style:name="P20" style:family="paragraph" style:parent-style-name="Standard">
      <style:paragraph-properties fo:text-align="center" style:justify-single-word="false"/>
      <style:text-properties fo:font-size="13pt" officeooo:rsid="0008d864" officeooo:paragraph-rsid="00063a04" style:font-size-asian="13pt" style:font-size-complex="13pt"/>
    </style:style>
    <style:style style:name="P21" style:family="paragraph" style:parent-style-name="Standard">
      <style:paragraph-properties fo:text-align="start" style:justify-single-word="false"/>
      <style:text-properties fo:font-size="13pt" fo:font-weight="bold" officeooo:rsid="000bc0be" officeooo:paragraph-rsid="00063a04" style:font-size-asian="13pt" style:font-weight-asian="bold" style:font-size-complex="13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3pt" fo:font-weight="bold" officeooo:rsid="000fcd8a" officeooo:paragraph-rsid="00063a04" style:font-size-asian="13pt" style:font-weight-asian="bold" style:font-size-complex="13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3pt" fo:font-weight="bold" officeooo:rsid="0038c186" officeooo:paragraph-rsid="00063a04" style:font-size-asian="13pt" style:font-weight-asian="bold" style:font-size-complex="13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3pt" fo:font-weight="bold" officeooo:rsid="0038c186" officeooo:paragraph-rsid="0013cd1c" style:font-size-asian="13pt" style:font-weight-asian="bold" style:font-size-complex="13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3pt" fo:font-weight="bold" officeooo:rsid="000bc0be" officeooo:paragraph-rsid="00063a04" fo:background-color="#ffffff" style:font-size-asian="13pt" style:font-weight-asian="bold" style:font-size-complex="13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3pt" fo:font-weight="bold" officeooo:rsid="00153b66" officeooo:paragraph-rsid="00063a04" fo:background-color="#ffffff" style:font-size-asian="13pt" style:font-weight-asian="bold" style:font-size-complex="13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3pt" fo:font-weight="normal" officeooo:rsid="0011466b" officeooo:paragraph-rsid="00063a04" fo:background-color="#ffffff" style:font-size-asian="13pt" style:font-weight-asian="normal" style:font-size-complex="13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3pt" fo:font-weight="normal" officeooo:rsid="0038c186" officeooo:paragraph-rsid="00063a04" fo:background-color="#ffffff" style:font-size-asian="13pt" style:font-weight-asian="normal" style:font-size-complex="13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55215b" fo:font-size="13pt" fo:font-weight="bold" officeooo:rsid="000d152e" officeooo:paragraph-rsid="000d152e" style:font-size-asian="13pt" style:font-weight-asian="bold" style:font-size-complex="13pt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55215b" fo:font-size="13pt" fo:font-weight="bold" officeooo:rsid="0013cd1c" officeooo:paragraph-rsid="0013cd1c" style:font-size-asian="13pt" style:font-weight-asian="bold" style:font-size-complex="13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4pt" fo:font-weight="normal" officeooo:rsid="008a8ac8" officeooo:paragraph-rsid="00063a04" fo:background-color="#ffffff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text-align="center" style:justify-single-word="false"/>
      <style:text-properties fo:color="#55215b" fo:font-size="19pt" fo:font-weight="normal" officeooo:rsid="000859f2" officeooo:paragraph-rsid="000859f2" fo:background-color="#ffffff" style:font-size-asian="19pt" style:font-weight-asian="normal" style:font-size-complex="19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3pt" fo:font-weight="bold" officeooo:rsid="0013cd1c" officeooo:paragraph-rsid="0013cd1c" style:font-size-asian="13pt" style:font-weight-asian="bold" style:font-size-complex="13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3pt" fo:font-weight="bold" officeooo:rsid="000bc0be" officeooo:paragraph-rsid="001c402b" style:font-size-asian="13pt" style:font-weight-asian="bold" style:font-size-complex="13pt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3pt" fo:font-weight="bold" officeooo:rsid="0008d864" officeooo:paragraph-rsid="0022c03f" fo:background-color="transparent" style:font-size-asian="13pt" style:font-weight-asian="bold" style:font-size-complex="13pt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3pt" fo:font-weight="bold" officeooo:rsid="0044024d" officeooo:paragraph-rsid="0022c03f" fo:background-color="transparent" style:font-size-asian="13pt" style:font-weight-asian="bold" style:font-size-complex="13pt" style:font-weight-complex="bold"/>
    </style:style>
    <style:style style:name="P37" style:family="paragraph" style:parent-style-name="Standard">
      <style:paragraph-properties fo:text-align="start" style:justify-single-word="false"/>
      <style:text-properties fo:color="#02e83b" style:font-name="Liberation Serif" fo:font-size="13pt" fo:font-weight="bold" officeooo:rsid="00214883" officeooo:paragraph-rsid="00214883" style:font-size-asian="13pt" style:font-weight-asian="bold" style:font-size-complex="13pt" style:font-weight-complex="bold"/>
    </style:style>
    <style:style style:name="P38" style:family="paragraph" style:parent-style-name="Standard">
      <style:paragraph-properties fo:text-align="start" style:justify-single-word="false"/>
      <style:text-properties fo:color="#02e83b" style:font-name="Liberation Serif" fo:font-size="13pt" fo:font-weight="bold" officeooo:rsid="0008d864" officeooo:paragraph-rsid="002249fe" fo:background-color="transparent" style:font-size-asian="13pt" style:font-weight-asian="bold" style:font-size-complex="13pt" style:font-weight-complex="bold"/>
    </style:style>
    <style:style style:name="P39" style:family="paragraph" style:parent-style-name="Standard">
      <style:paragraph-properties fo:text-align="start" style:justify-single-word="false"/>
      <style:text-properties fo:color="#02e83b" style:font-name="Liberation Serif" fo:font-size="13pt" fo:font-weight="bold" officeooo:rsid="0022c03f" officeooo:paragraph-rsid="0022c03f" fo:background-color="transparent" style:font-size-asian="13pt" style:font-weight-asian="bold" style:font-size-complex="13pt" style:font-weight-complex="bold"/>
    </style:style>
    <style:style style:name="T1" style:family="text">
      <style:text-properties officeooo:rsid="002ec593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91cca" style:font-weight-asian="bold" style:font-weight-complex="bold"/>
    </style:style>
    <style:style style:name="T5" style:family="text">
      <style:text-properties fo:font-weight="bold" officeooo:rsid="007e2987" style:font-weight-asian="bold" style:font-weight-complex="bold"/>
    </style:style>
    <style:style style:name="T6" style:family="text">
      <style:text-properties fo:font-weight="bold" officeooo:rsid="001700c0" style:font-weight-asian="bold" style:font-weight-complex="bold"/>
    </style:style>
    <style:style style:name="T7" style:family="text">
      <style:text-properties fo:font-weight="bold" officeooo:rsid="002bce09" style:font-weight-asian="bold" style:font-weight-complex="bold"/>
    </style:style>
    <style:style style:name="T8" style:family="text">
      <style:text-properties fo:font-weight="bold" officeooo:rsid="0034061e" style:font-weight-asian="bold" style:font-weight-complex="bold"/>
    </style:style>
    <style:style style:name="T9" style:family="text">
      <style:text-properties fo:font-weight="bold" fo:background-color="transparent" loext:char-shading-value="0" style:font-weight-asian="bold" style:font-weight-complex="bold"/>
    </style:style>
    <style:style style:name="T10" style:family="text">
      <style:text-properties fo:font-weight="bold" officeooo:rsid="001700c0" fo:background-color="transparent" loext:char-shading-value="0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4e12f4" style:font-weight-asian="normal" style:font-weight-complex="normal"/>
    </style:style>
    <style:style style:name="T13" style:family="text">
      <style:text-properties fo:font-weight="normal" officeooo:rsid="00091cca" style:font-weight-asian="normal" style:font-weight-complex="normal"/>
    </style:style>
    <style:style style:name="T14" style:family="text">
      <style:text-properties fo:font-weight="normal" officeooo:rsid="001dbeca" style:font-weight-asian="normal" style:font-weight-complex="normal"/>
    </style:style>
    <style:style style:name="T15" style:family="text">
      <style:text-properties fo:font-weight="normal" officeooo:rsid="009fb7be" style:font-weight-asian="normal" style:font-weight-complex="normal"/>
    </style:style>
    <style:style style:name="T16" style:family="text">
      <style:text-properties fo:font-weight="normal" officeooo:rsid="004e9c28" style:font-weight-asian="normal" style:font-weight-complex="normal"/>
    </style:style>
    <style:style style:name="T17" style:family="text">
      <style:text-properties fo:font-weight="normal" officeooo:rsid="002a295b" style:font-weight-asian="normal" style:font-weight-complex="normal"/>
    </style:style>
    <style:style style:name="T18" style:family="text">
      <style:text-properties fo:font-weight="normal" officeooo:rsid="002b232a" style:font-weight-asian="normal" style:font-weight-complex="normal"/>
    </style:style>
    <style:style style:name="T19" style:family="text">
      <style:text-properties fo:font-weight="normal" officeooo:rsid="0044e11e" style:font-weight-asian="normal" style:font-weight-complex="normal"/>
    </style:style>
    <style:style style:name="T20" style:family="text">
      <style:text-properties fo:font-weight="normal" officeooo:rsid="0060e89e" style:font-weight-asian="normal" style:font-weight-complex="normal"/>
    </style:style>
    <style:style style:name="T21" style:family="text">
      <style:text-properties fo:font-weight="normal" officeooo:rsid="008a8ac8" style:font-weight-asian="normal" style:font-weight-complex="normal"/>
    </style:style>
    <style:style style:name="T22" style:family="text">
      <style:text-properties fo:font-weight="normal" officeooo:rsid="001c8d76" style:font-weight-asian="normal" style:font-weight-complex="normal"/>
    </style:style>
    <style:style style:name="T23" style:family="text">
      <style:text-properties fo:font-weight="normal" officeooo:rsid="000fcd8a" style:font-weight-asian="normal" style:font-weight-complex="normal"/>
    </style:style>
    <style:style style:name="T24" style:family="text">
      <style:text-properties fo:font-weight="normal" officeooo:rsid="0026e705" style:font-weight-asian="normal" style:font-weight-complex="normal"/>
    </style:style>
    <style:style style:name="T25" style:family="text">
      <style:text-properties fo:font-weight="normal" officeooo:rsid="0046ad10" style:font-weight-asian="normal" style:font-weight-complex="normal"/>
    </style:style>
    <style:style style:name="T26" style:family="text">
      <style:text-properties fo:font-weight="normal" officeooo:rsid="0041d07a" style:font-weight-asian="normal" style:font-weight-complex="normal"/>
    </style:style>
    <style:style style:name="T27" style:family="text">
      <style:text-properties fo:font-weight="normal" officeooo:rsid="00153997" style:font-weight-asian="normal" style:font-weight-complex="normal"/>
    </style:style>
    <style:style style:name="T28" style:family="text">
      <style:text-properties fo:font-weight="normal" officeooo:rsid="0037920c" style:font-weight-asian="normal" style:font-weight-complex="normal"/>
    </style:style>
    <style:style style:name="T29" style:family="text">
      <style:text-properties fo:font-weight="normal" officeooo:rsid="00321523" style:font-weight-asian="normal" style:font-weight-complex="normal"/>
    </style:style>
    <style:style style:name="T30" style:family="text">
      <style:text-properties fo:font-weight="normal" officeooo:rsid="002b1b01" style:font-weight-asian="normal" style:font-weight-complex="normal"/>
    </style:style>
    <style:style style:name="T31" style:family="text">
      <style:text-properties fo:font-weight="normal" officeooo:rsid="002bce09" style:font-weight-asian="normal" style:font-weight-complex="normal"/>
    </style:style>
    <style:style style:name="T32" style:family="text">
      <style:text-properties fo:font-weight="normal" officeooo:rsid="002d473a" style:font-weight-asian="normal" style:font-weight-complex="normal"/>
    </style:style>
    <style:style style:name="T33" style:family="text">
      <style:text-properties fo:font-weight="normal" officeooo:rsid="001700c0" style:font-weight-asian="normal" style:font-weight-complex="normal"/>
    </style:style>
    <style:style style:name="T34" style:family="text">
      <style:text-properties fo:font-weight="normal" officeooo:rsid="0034061e" style:font-weight-asian="normal" style:font-weight-complex="normal"/>
    </style:style>
    <style:style style:name="T35" style:family="text">
      <style:text-properties fo:font-weight="normal" officeooo:rsid="0018c298" style:font-weight-asian="normal" style:font-weight-complex="normal"/>
    </style:style>
    <style:style style:name="T36" style:family="text">
      <style:text-properties fo:font-weight="normal" officeooo:rsid="00194d51" style:font-weight-asian="normal" style:font-weight-complex="normal"/>
    </style:style>
    <style:style style:name="T37" style:family="text">
      <style:text-properties fo:font-weight="normal" officeooo:rsid="0011466b" style:font-weight-asian="normal" style:font-weight-complex="normal"/>
    </style:style>
    <style:style style:name="T38" style:family="text">
      <style:text-properties fo:font-weight="normal" officeooo:rsid="00347e90" style:font-weight-asian="normal" style:font-weight-complex="normal"/>
    </style:style>
    <style:style style:name="T39" style:family="text">
      <style:text-properties fo:font-weight="normal" officeooo:rsid="001ca293" style:font-weight-asian="normal" style:font-weight-complex="normal"/>
    </style:style>
    <style:style style:name="T40" style:family="text">
      <style:text-properties fo:font-weight="normal" fo:background-color="#ffffff" loext:char-shading-value="0" style:font-weight-asian="normal" style:font-weight-complex="normal"/>
    </style:style>
    <style:style style:name="T41" style:family="text">
      <style:text-properties fo:font-weight="normal" officeooo:rsid="008db26a" fo:background-color="#ffffff" loext:char-shading-value="0" style:font-weight-asian="normal" style:font-weight-complex="normal"/>
    </style:style>
    <style:style style:name="T42" style:family="text">
      <style:text-properties fo:font-weight="normal" officeooo:rsid="00347e90" fo:background-color="#ffffff" loext:char-shading-value="0" style:font-weight-asian="normal" style:font-weight-complex="normal"/>
    </style:style>
    <style:style style:name="T43" style:family="text">
      <style:text-properties fo:font-weight="normal" officeooo:rsid="0038c186" fo:background-color="#ffffff" loext:char-shading-value="0" style:font-weight-asian="normal" style:font-weight-complex="normal"/>
    </style:style>
    <style:style style:name="T44" style:family="text">
      <style:text-properties fo:font-weight="normal" officeooo:rsid="008156df" fo:background-color="#ffffff" loext:char-shading-value="0" style:font-weight-asian="normal" style:font-weight-complex="normal"/>
    </style:style>
    <style:style style:name="T45" style:family="text">
      <style:text-properties fo:font-weight="normal" officeooo:rsid="008a8ac8" fo:background-color="#ffffff" loext:char-shading-value="0" style:font-weight-asian="normal" style:font-weight-complex="normal"/>
    </style:style>
    <style:style style:name="T46" style:family="text">
      <style:text-properties fo:font-weight="normal" officeooo:rsid="002249fe" fo:background-color="#ffffff" loext:char-shading-value="0" style:font-weight-asian="normal" style:font-weight-complex="normal"/>
    </style:style>
    <style:style style:name="T47" style:family="text">
      <style:text-properties fo:font-weight="normal" officeooo:rsid="00347e90" fo:background-color="transparent" loext:char-shading-value="0" style:font-weight-asian="normal" style:font-weight-complex="normal"/>
    </style:style>
    <style:style style:name="T48" style:family="text">
      <style:text-properties fo:font-weight="normal" officeooo:rsid="0090d1e5" fo:background-color="transparent" loext:char-shading-value="0" style:font-weight-asian="normal" style:font-weight-complex="normal"/>
    </style:style>
    <style:style style:name="T49" style:family="text">
      <style:text-properties officeooo:rsid="0044024d"/>
    </style:style>
    <style:style style:name="T50" style:family="text">
      <style:text-properties officeooo:rsid="002b232a"/>
    </style:style>
    <style:style style:name="T51" style:family="text">
      <style:text-properties officeooo:rsid="0044e11e"/>
    </style:style>
    <style:style style:name="T52" style:family="text">
      <style:text-properties fo:background-color="transparent" loext:char-shading-value="0"/>
    </style:style>
    <style:style style:name="T53" style:family="text">
      <style:text-properties officeooo:rsid="00347e90" fo:background-color="transparent" loext:char-shading-value="0"/>
    </style:style>
    <style:style style:name="T54" style:family="text">
      <style:text-properties officeooo:rsid="0036b133" fo:background-color="transparent" loext:char-shading-value="0"/>
    </style:style>
    <style:style style:name="T55" style:family="text">
      <style:text-properties officeooo:rsid="008a8ac8"/>
    </style:style>
    <style:style style:name="T56" style:family="text">
      <style:text-properties officeooo:rsid="001c8d76"/>
    </style:style>
    <style:style style:name="T57" style:family="text">
      <style:text-properties officeooo:rsid="000fcd8a"/>
    </style:style>
    <style:style style:name="T58" style:family="text">
      <style:text-properties officeooo:rsid="00430ab2"/>
    </style:style>
    <style:style style:name="T59" style:family="text">
      <style:text-properties officeooo:rsid="0012ec53"/>
    </style:style>
    <style:style style:name="T60" style:family="text">
      <style:text-properties officeooo:rsid="0041d07a"/>
    </style:style>
    <style:style style:name="T61" style:family="text">
      <style:text-properties officeooo:rsid="00153997"/>
    </style:style>
    <style:style style:name="T62" style:family="text">
      <style:text-properties officeooo:rsid="00321523"/>
    </style:style>
    <style:style style:name="T63" style:family="text">
      <style:text-properties officeooo:rsid="0037920c"/>
    </style:style>
    <style:style style:name="T64" style:family="text">
      <style:text-properties officeooo:rsid="0034061e"/>
    </style:style>
    <style:style style:name="T65" style:family="text">
      <style:text-properties officeooo:rsid="0011466b"/>
    </style:style>
    <style:style style:name="T66" style:family="text">
      <style:text-properties officeooo:rsid="008156df"/>
    </style:style>
    <style:style style:name="T67" style:family="text">
      <style:text-properties fo:background-color="#ffffff" loext:char-shading-value="0"/>
    </style:style>
    <style:style style:name="T68" style:family="text">
      <style:text-properties officeooo:rsid="008156df" fo:background-color="#ffffff" loext:char-shading-value="0"/>
    </style:style>
    <style:style style:name="T69" style:family="text">
      <style:text-properties officeooo:rsid="0038c186" fo:background-color="#ffffff" loext:char-shading-value="0"/>
    </style:style>
    <style:style style:name="T70" style:family="text">
      <style:text-properties officeooo:rsid="001c402b" fo:background-color="#ffffff" loext:char-shading-value="0"/>
    </style:style>
    <style:style style:name="T71" style:family="text">
      <style:text-properties officeooo:rsid="002249fe" fo:background-color="#ffffff" loext:char-shading-value="0"/>
    </style:style>
    <style:style style:name="T72" style:family="text">
      <style:text-properties fo:color="#481d32" officeooo:rsid="004e9c28" fo:background-color="#ffffff" loext:char-shading-value="0"/>
    </style:style>
    <style:style style:name="T73" style:family="text">
      <style:text-properties fo:color="#611729" fo:font-weight="normal" style:font-weight-asian="normal" style:font-weight-complex="normal"/>
    </style:style>
    <style:style style:name="T74" style:family="text">
      <style:text-properties fo:color="#000000" fo:font-weight="normal" fo:background-color="#ffffff" loext:char-shading-value="0" style:font-weight-asian="normal" style:font-weight-complex="normal"/>
    </style:style>
    <style:style style:name="T75" style:family="text">
      <style:text-properties fo:color="#000000" fo:font-weight="normal" officeooo:rsid="000de566" fo:background-color="#ffffff" loext:char-shading-value="0" style:font-weight-asian="normal" style:font-weight-complex="normal"/>
    </style:style>
    <style:style style:name="T76" style:family="text">
      <style:text-properties fo:color="#000000" fo:font-weight="normal" officeooo:rsid="0013cd1c" fo:background-color="#ffffff" loext:char-shading-value="0" style:font-weight-asian="normal" style:font-weight-complex="normal"/>
    </style:style>
    <style:style style:name="T77" style:family="text">
      <style:text-properties fo:color="#000000" fo:font-weight="normal" officeooo:rsid="001c402b" fo:background-color="#ffffff" loext:char-shading-value="0" style:font-weight-asian="normal" style:font-weight-complex="normal"/>
    </style:style>
    <style:style style:name="T78" style:family="text">
      <style:text-properties fo:color="#000000" fo:font-weight="normal" officeooo:rsid="002249fe" fo:background-color="#ffffff" loext:char-shading-value="0" style:font-weight-asian="normal" style:font-weight-complex="normal"/>
    </style:style>
    <style:style style:name="T79" style:family="text">
      <style:text-properties fo:color="#000000" fo:font-weight="normal" officeooo:rsid="0022c03f" fo:background-color="#ffffff" loext:char-shading-value="0" style:font-weight-asian="normal" style:font-weight-complex="normal"/>
    </style:style>
    <style:style style:name="T80" style:family="text">
      <style:text-properties fo:color="#000000" fo:background-color="#ffffff" loext:char-shading-value="0"/>
    </style:style>
    <style:style style:name="T81" style:family="text">
      <style:text-properties fo:color="#000000" officeooo:rsid="001c402b" fo:background-color="#ffffff" loext:char-shading-value="0"/>
    </style:style>
    <style:style style:name="T82" style:family="text">
      <style:text-properties fo:color="#e8a202" fo:font-weight="normal" officeooo:rsid="002a295b" style:font-weight-asian="normal" style:font-weight-complex="normal"/>
    </style:style>
    <style:style style:name="T83" style:family="text">
      <style:text-properties fo:color="#02e83b" fo:background-color="#ffffff" loext:char-shading-value="0"/>
    </style:style>
    <style:style style:name="T84" style:family="text">
      <style:text-properties fo:color="#02e83b" officeooo:rsid="000bc171" fo:background-color="#ffffff" loext:char-shading-value="0"/>
    </style:style>
    <style:style style:name="T85" style:family="text">
      <style:text-properties fo:color="#02e83b" officeooo:rsid="0013cd1c" fo:background-color="#ffffff" loext:char-shading-value="0"/>
    </style:style>
    <style:style style:name="T86" style:family="text">
      <style:text-properties fo:color="#02e83b" officeooo:rsid="000de566" fo:background-color="#ffffff" loext:char-shading-value="0"/>
    </style:style>
    <style:style style:name="T87" style:family="text">
      <style:text-properties fo:color="#02e83b" officeooo:rsid="001c402b" fo:background-color="#ffffff" loext:char-shading-value="0"/>
    </style:style>
    <style:style style:name="T88" style:family="text">
      <style:text-properties fo:color="#02e83b" officeooo:rsid="002249fe" fo:background-color="#ffffff" loext:char-shading-value="0"/>
    </style:style>
    <style:style style:name="T89" style:family="text">
      <style:text-properties fo:color="#02e83b" officeooo:rsid="0022c03f" fo:background-color="#ffffff" loext:char-shading-value="0"/>
    </style:style>
    <style:style style:name="T90" style:family="text">
      <style:text-properties fo:color="#02e83b" officeooo:rsid="008a8ac8"/>
    </style:style>
    <style:style style:name="T91" style:family="text">
      <style:text-properties fo:color="#02e83b" fo:font-weight="normal" officeooo:rsid="002a295b" style:font-weight-asian="normal" style:font-weight-complex="normal"/>
    </style:style>
    <style:style style:name="T92" style:family="text">
      <style:text-properties fo:color="#02e83b" officeooo:rsid="001e07ff"/>
    </style:style>
    <style:style style:name="T93" style:family="text">
      <style:text-properties fo:color="#02e83b" officeooo:rsid="002a295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ramática <text:span text:style-name="T1">com Expressões Regulares LL(1)</text:span> da Linguagem L</text:p>
      <text:p text:style-name="P1"/>
      <text:p text:style-name="P20"/>
      <text:p text:style-name="P3"><text:span text:style-name="T2">S</text:span> → {<text:span text:style-name="T3">Declarar</text:span><text:span text:style-name="T11">}</text:span><text:span text:style-name="T12">*</text:span> {<text:span text:style-name="T3">Comando</text:span><text:span text:style-name="T13">}</text:span><text:span text:style-name="T12">*</text:span></text:p>
      <text:p text:style-name="P4"/>
      <text:p text:style-name="P35">Declarar → “<text:span text:style-name="T14">final" “</text:span><text:span text:style-name="T15">id” “</text:span><text:span text:style-name="T16">&lt;-” <text:s/></text:span><text:span text:style-name="T41">[“-”] </text:span><text:span text:style-name="T16">const “;”</text:span><text:span text:style-name="T84">[1]</text:span><text:span text:style-name="T88">[9]</text:span><text:span text:style-name="T72"> </text:span><text:span text:style-name="T16">| </text:span><text:span text:style-name="T17">(int</text:span><text:span text:style-name="T92">[5]</text:span><text:span text:style-name="T93"> </text:span><text:span text:style-name="T17">| boolean</text:span><text:span text:style-name="T92">[6]</text:span><text:span text:style-name="T17"> | byte</text:span><text:span text:style-name="T92">[7]</text:span><text:span text:style-name="T91"> </text:span><text:span text:style-name="T17">| string</text:span><text:span text:style-name="T92">[8]</text:span><text:span text:style-name="T17">) id</text:span><text:span text:style-name="T84">[</text:span><text:span text:style-name="T85">2</text:span><text:span text:style-name="T84">]</text:span><text:span text:style-name="T88">[</text:span><text:span text:style-name="T89">10]</text:span><text:span text:style-name="T82"> </text:span><text:span text:style-name="T49">ListaIds</text:span><text:span text:style-name="T18">“;”</text:span></text:p>
      <text:p text:style-name="P15"/>
      <text:p text:style-name="P36">ListaIds<text:span text:style-name="T11"> → [</text:span>Atrib<text:span text:style-name="T11">] {“,” “id</text:span><text:span text:style-name="T84">[</text:span><text:span text:style-name="T85">2</text:span><text:span text:style-name="T84">]</text:span><text:span text:style-name="T88">[</text:span><text:span text:style-name="T89">10]</text:span><text:span text:style-name="T11">”</text:span><text:span text:style-name="T73"> </text:span><text:span text:style-name="T11">[</text:span>Atrib<text:span text:style-name="T11">]}</text:span><text:span text:style-name="T18">*</text:span></text:p>
      <text:p text:style-name="P16"/>
      <text:p text:style-name="P5"><text:span text:style-name="T50">A</text:span>trib →<text:span text:style-name="T51"> </text:span><text:span text:style-name="T19">“</text:span><text:span text:style-name="T11">&lt;-” </text:span><text:span text:style-name="T41">[“-”] </text:span><text:span text:style-name="T20">c</text:span><text:span text:style-name="T11">onst</text:span></text:p>
      <text:p text:style-name="P8"/>
      <text:p text:style-name="P18"><text:span text:style-name="T9">Comando </text:span><text:span text:style-name="T3">→</text:span><text:span text:style-name="T4"> </text:span><text:span text:style-name="T5">Atribuicao</text:span><text:span text:style-name="T4"> | Repeticao | Teste | Nulo | Leitura | Escrita</text:span></text:p>
      <text:p text:style-name="P17"><text:s text:c="23"/></text:p>
      <text:p text:style-name="P10"><text:span text:style-name="T52">Atribuicao </text:span>→ <text:span text:style-name="T11">“</text:span><text:span text:style-name="T21">id”</text:span><text:span text:style-name="T85">[3]</text:span><text:span text:style-name="T87">[4]</text:span><text:span text:style-name="T90"> </text:span><text:span text:style-name="T22">“&lt;-”</text:span><text:span text:style-name="T56"> Expressao </text:span><text:span text:style-name="T22">“;”</text:span></text:p>
      <text:p text:style-name="P9"/>
      <text:p text:style-name="P6">Repeticao → <text:span text:style-name="T11">“</text:span><text:span text:style-name="T23">while”“(“</text:span><text:span text:style-name="T57">Expressao</text:span><text:span text:style-name="T23">“)”</text:span><text:span text:style-name="T24"> </text:span><text:span text:style-name="T58">Blocowhile</text:span><text:span text:style-name="T23"> </text:span></text:p>
      <text:p text:style-name="P7"/>
      <text:p text:style-name="P7"><text:span text:style-name="T59">Blocowhile </text:span><text:span text:style-name="T11">→ “begin”{</text:span>Comando<text:span text:style-name="T11">}*“end</text:span><text:span text:style-name="T25">w</text:span><text:span text:style-name="T11">hile” </text:span><text:span text:style-name="T26">| </text:span><text:span text:style-name="T60">Comando</text:span></text:p>
      <text:p text:style-name="P12"/>
      <text:p text:style-name="P6">Teste → <text:span text:style-name="T11">“</text:span><text:span text:style-name="T27">if”“(“</text:span><text:span text:style-name="T61">Expressao</text:span><text:span text:style-name="T27">“)” </text:span><text:span text:style-name="T28"><text:s/>(</text:span><text:span text:style-name="T62">Blocoif | Comando </text:span><text:span text:style-name="T29">[</text:span><text:span text:style-name="T62">BlocoElse</text:span><text:span text:style-name="T29">]</text:span><text:span text:style-name="T62">)</text:span></text:p>
      <text:p text:style-name="P11"/>
      <text:p text:style-name="P19"><text:span text:style-name="T10">Blocoif</text:span><text:span text:style-name="T6"> → “</text:span><text:span text:style-name="T30">begin”</text:span><text:span text:style-name="T31">{</text:span><text:span text:style-name="T7">Comando</text:span><text:span text:style-name="T31">}+“</text:span><text:span text:style-name="T32">endif”</text:span><text:span text:style-name="T33">“else”“</text:span><text:span text:style-name="T34">begin”{</text:span><text:span text:style-name="T8">Comando</text:span><text:span text:style-name="T34">}+“endelse”</text:span></text:p>
      <text:p text:style-name="P13"/>
      <text:p text:style-name="P14"><text:span text:style-name="T52">BlocoElse </text:span>→ <text:span text:style-name="T63"><text:s/></text:span><text:span text:style-name="T34">“else”</text:span><text:span text:style-name="T64"> Comando </text:span></text:p>
      <text:p text:style-name="P14"/>
      <text:p text:style-name="P9">Nulo → <text:span text:style-name="T11">“;”</text:span></text:p>
      <text:p text:style-name="P9"/>
      <text:p text:style-name="P10">Leitura → <text:span text:style-name="T11">“</text:span><text:span text:style-name="T35">readln”“</text:span><text:span text:style-name="T36">(</text:span><text:span text:style-name="T35">”id</text:span><text:span text:style-name="T85">[3]</text:span><text:span text:style-name="T35">“</text:span><text:span text:style-name="T39">)”</text:span><text:span text:style-name="T35">“;”</text:span></text:p>
      <text:p text:style-name="P21"/>
      <text:p text:style-name="P25"><text:span text:style-name="T52">Escrita </text:span>→ <text:span text:style-name="T11">“</text:span><text:span text:style-name="T36">write”“(”</text:span><text:span text:style-name="T65">ListaExpressoes</text:span><text:span text:style-name="T36">“)”“;” </text:span><text:span text:style-name="T37">| “writeln”“(”</text:span><text:span text:style-name="T65">ListaExpressoes</text:span><text:span text:style-name="T37">“)”“;”</text:span></text:p>
      <text:p text:style-name="P27"/>
      <text:p text:style-name="P26"><text:span text:style-name="T65">L</text:span>istaExpressoes<text:span text:style-name="T11"> → </text:span>Expressao <text:span text:style-name="T11">{“,” </text:span>Expressao<text:span text:style-name="T11">}*</text:span></text:p>
      <text:p text:style-name="P22"/>
      <text:p text:style-name="P22"><text:span text:style-name="T52">Expressao</text:span> → <text:span text:style-name="T55">Exp </text:span><text:span text:style-name="T38">[(“=”| “!=” | “&lt;” | “&gt;” | “&lt;=” | “&gt;=”) </text:span><text:span text:style-name="T66">Exp</text:span><text:span text:style-name="T38">] <text:s text:c="3"/></text:span><text:span text:style-name="T47"><text:s text:c="35"/></text:span><text:span text:style-name="T38"><text:s text:c="4"/></text:span></text:p>
      <text:p text:style-name="P22"/>
      <text:p text:style-name="P22"><text:span text:style-name="T53">E</text:span><text:span text:style-name="T54">xp</text:span><text:span text:style-name="T47"> </text:span><text:span text:style-name="T42">→</text:span><text:span text:style-name="T47"> </text:span><text:span text:style-name="T48">[+ | - ] </text:span><text:span text:style-name="T68">T </text:span><text:span text:style-name="T43">{(“+” | “-” | “||”) </text:span><text:span text:style-name="T44"><text:s/></text:span><text:span text:style-name="T69">T </text:span><text:span text:style-name="T43">}*</text:span></text:p>
      <text:p text:style-name="P28"/>
      <text:p text:style-name="P23"><text:span text:style-name="T67">T → </text:span><text:span text:style-name="T68">F</text:span><text:span text:style-name="T44"> </text:span><text:span text:style-name="T40">{(“*” | “&amp;&amp;” | “/”) <text:s/></text:span><text:span text:style-name="T67">F</text:span><text:span text:style-name="T40">}*</text:span></text:p>
      <text:p text:style-name="P28"/>
      <text:p text:style-name="P24"><text:span text:style-name="T52">F </text:span><text:span text:style-name="T67">→ </text:span><text:span text:style-name="T40">“!”</text:span><text:span text:style-name="T67">F </text:span><text:span text:style-name="T40"><text:s/>| “(”</text:span><text:span text:style-name="T67">Expressao</text:span><text:span text:style-name="T40">“)” | </text:span><text:span text:style-name="T41">[“-”] </text:span><text:span text:style-name="T40">const </text:span><text:span text:style-name="T45">| id</text:span><text:span text:style-name="T85">[3]</text:span></text:p>
      <text:p text:style-name="P31"/>
      <text:p text:style-name="P31"/>
      <text:p text:style-name="P2"><text:span text:style-name="T45">V</text:span><text:span text:style-name="T40">erificação de unicidade, classes e tipos</text:span></text:p>
      <text:p text:style-name="P32"/>
      <text:p text:style-name="P32"/>
      <text:p text:style-name="P29"><text:soft-page-break/><text:span text:style-name="T83">[1]</text:span><text:span text:style-name="T67"> </text:span><text:span text:style-name="T75">{</text:span><text:span text:style-name="T76">s</text:span><text:span text:style-name="T75">e id.</text:span><text:span text:style-name="T76">classe != NULO entao ERRO senao id.classe = classe-const</text:span><text:span text:style-name="T75">}</text:span></text:p>
      <text:p text:style-name="P30"><text:span text:style-name="T86">[</text:span><text:span text:style-name="T83">2]</text:span><text:span text:style-name="T74"> {se id.classe != NULO entao ERRO senao id.classe = classe-var}</text:span></text:p>
      <text:p text:style-name="P33"><text:span text:style-name="T83">[3]</text:span><text:span text:style-name="T74"> {se id.classe = NULO entao ERRO</text:span></text:p>
      <text:p text:style-name="P34"><text:span text:style-name="T87">[4] </text:span><text:span text:style-name="T77">{se id.classe != classe-var então ERRO}</text:span></text:p>
      <text:p text:style-name="P37"><text:span text:style-name="T70">[</text:span><text:span text:style-name="T67">5] </text:span><text:span text:style-name="T74">{Declarar.tipo = tipo-inteiro}</text:span></text:p>
      <text:p text:style-name="P37"><text:span text:style-name="T67">[6] </text:span><text:span text:style-name="T74">{Declarar.tipo = tipo-lógico}</text:span></text:p>
      <text:p text:style-name="P37"><text:span text:style-name="T67">[7] </text:span><text:span text:style-name="T74">{Declarar.tipo = tipo-byte}</text:span></text:p>
      <text:p text:style-name="P37"><text:span text:style-name="T67">[8] </text:span><text:span text:style-name="T74">{Declarar.tipo = tipo-string}</text:span></text:p>
      <text:p text:style-name="P38"><text:span text:style-name="T71">[9] </text:span><text:span text:style-name="T78">{</text:span><text:span text:style-name="T79">id</text:span><text:span text:style-name="T78">.tipo = const.tipo}</text:span></text:p>
      <text:p text:style-name="P39"><text:span text:style-name="T71">[</text:span><text:span text:style-name="T67">10] </text:span><text:span text:style-name="T74">{id.tipo = Declarar.tipo}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06T00:14:53.148000000</meta:creation-date>
    <dc:date>2020-05-19T00:07:46.178000000</dc:date>
    <meta:editing-duration>PT2H55M47S</meta:editing-duration>
    <meta:editing-cycles>23</meta:editing-cycles>
    <meta:generator>LibreOffice/6.3.4.2$Windows_X86_64 LibreOffice_project/60da17e045e08f1793c57c00ba83cdfce946d0aa</meta:generator>
    <meta:document-statistic meta:table-count="0" meta:image-count="0" meta:object-count="0" meta:page-count="2" meta:paragraph-count="32" meta:word-count="212" meta:character-count="1477" meta:non-whitespace-character-count="1222"/>
  </office:meta>
</office:document-meta>
</file>